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2e885" officeooo:paragraph-rsid="0022e885"/>
    </style:style>
    <style:style style:name="P2" style:family="paragraph" style:parent-style-name="Text_20_body">
      <style:text-properties fo:font-size="12pt" officeooo:rsid="00231c75" officeooo:paragraph-rsid="00231c75" style:font-size-asian="10.5pt" style:font-size-complex="12pt"/>
    </style:style>
    <style:style style:name="P3" style:family="paragraph" style:parent-style-name="Text_20_body">
      <style:text-properties fo:font-size="12pt" officeooo:rsid="00251b8e" officeooo:paragraph-rsid="00251b8e" style:font-size-asian="10.5pt" style:font-size-complex="12pt"/>
    </style:style>
    <style:style style:name="P4" style:family="paragraph" style:parent-style-name="Text_20_body">
      <style:text-properties fo:font-size="12pt" officeooo:rsid="00251b8e" officeooo:paragraph-rsid="0028da9f" style:font-size-asian="10.5pt" style:font-size-complex="12pt"/>
    </style:style>
    <style:style style:name="P5" style:family="paragraph" style:parent-style-name="Text_20_body">
      <style:text-properties fo:font-size="12pt" officeooo:rsid="002598ae" officeooo:paragraph-rsid="002598ae" style:font-size-asian="10.5pt" style:font-size-complex="12pt"/>
    </style:style>
    <style:style style:name="P6" style:family="paragraph" style:parent-style-name="Text_20_body">
      <style:text-properties officeooo:rsid="002598ae"/>
    </style:style>
    <style:style style:name="P7" style:family="paragraph" style:parent-style-name="Text_20_body">
      <style:text-properties officeooo:rsid="002598ae" officeooo:paragraph-rsid="002712ec"/>
    </style:style>
    <style:style style:name="P8" style:family="paragraph" style:parent-style-name="Heading_20_2">
      <style:text-properties fo:font-size="16.1000003814697pt" officeooo:rsid="00231c75" officeooo:paragraph-rsid="00231c75" style:font-size-asian="16.1000003814697pt" style:font-size-complex="16.1000003814697pt"/>
    </style:style>
    <style:style style:name="P9" style:family="paragraph" style:parent-style-name="Heading_20_2">
      <style:text-properties officeooo:paragraph-rsid="002e68a5"/>
    </style:style>
    <style:style style:name="P10" style:family="paragraph" style:parent-style-name="Text_20_body">
      <style:text-properties officeooo:rsid="0014adf4" officeooo:paragraph-rsid="002e68a5"/>
    </style:style>
    <style:style style:name="T1" style:family="text">
      <style:text-properties officeooo:rsid="001eb8e9"/>
    </style:style>
    <style:style style:name="T2" style:family="text">
      <style:text-properties officeooo:rsid="0022e885"/>
    </style:style>
    <style:style style:name="T3" style:family="text">
      <style:text-properties officeooo:rsid="002b9a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mmary</text:h>
      <text:h text:style-name="P8" text:outline-level="2">Définitions</text:h>
      <text:p text:style-name="P2">S'inscrit dans un cycle global</text:p>
      <text:p text:style-name="P2">Peut reformer tout une partie de l'organisme, cellules</text:p>
      <text:p text:style-name="P3"/>
      <text:p text:style-name="P5">pour les adultes</text:p>
      <text:h text:style-name="Heading_20_2" text:outline-level="2">Différents types de cellules souches</text:h>
      <text:p text:style-name="P1">Totipotentes</text:p>
      <text:p text:style-name="P1">Pluripotentes</text:p>
      <text:p text:style-name="P1">Multipotentes</text:p>
      <text:p text:style-name="P1">Unipotentes</text:p>
      <text:h text:style-name="Heading_20_2" text:outline-level="2"><text:span text:style-name="T2">M</text:span>aintient des cellules indifférenciées : gène</text:h>
      <text:p text:style-name="P6"><text:s/>→ <text:s/>oct3/4</text:p>
      <text:h text:style-name="Heading_20_2" text:outline-level="2"><text:span text:style-name="T2">D</text:span>ifférenciation particulière : <text:span text:style-name="T1">gène</text:span></text:h>
      <text:p text:style-name="P7">Cdx2</text:p>
      <text:p text:style-name="P4">Différence entre cellules souches et pr<text:span text:style-name="T3">o</text:span>génitrices</text:p>
      <text:h text:style-name="Heading_20_1" text:outline-level="1">Explication détaillée</text:h>
      <text:h text:style-name="Heading_20_1" text:outline-level="1">Expériences</text:h>
      <text:h text:style-name="P9" text:outline-level="2">Opening</text:h>
      <text:p text:style-name="P10">Morphogénèse</text:p>
      <text:p text:style-name="P10">why not organs or person and only tissu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006600" fo:font-size="115%" fo:font-weight="bold" style:font-size-asian="115%" style:font-weight-asian="bold" style:font-size-complex="115%" style:font-weight-complex="6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2:12:42.408565616</meta:creation-date>
    <dc:date>2016-04-22T08:01:28.322241772</dc:date>
    <meta:editing-duration>PT3H22M22S</meta:editing-duration>
    <meta:editing-cycles>11</meta:editing-cycles>
    <meta:generator>LibreOffice/5.0.5.2$Linux_X86_64 LibreOffice_project/00m0$Build-2</meta:generator>
    <meta:document-statistic meta:table-count="0" meta:image-count="0" meta:object-count="0" meta:page-count="1" meta:paragraph-count="20" meta:word-count="59" meta:character-count="439" meta:non-whitespace-character-count="398"/>
  </office:meta>
</office:document-meta>
</file>